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22 (Aug) - 2023 (Mar). Acting Head of doctoral studies at the Department of Philosophy, Linguistics and Theory of Science.</text:p>
        </text:list-item>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Kullenberg, C. (2021), “Citizen Science”, In Environmental Science. Oxford University Press. https://doi.org/10.1093/obo/9780199363445-0133</text:p>
        </text:list-item>
        <text:list-item>
          <text:p text:style-name="P21">Kullenberg, C. (2023), “Citizen Science”, In: Encyclopedia of Social innovation, edit. by J. Howaldt and C. Kaletka, Cheltenham: Edward Elgar.</text:p>
        </text:list-item>
      </text:list>
      <text:h text:style-name="Heading_20_4" text:outline-level="4"><text:bookmark-start text:name="popularizations"/>Popularizations<text:bookmark-end text:name="popularizations"/></text:h>
      <text:list text:style-name="L22">
        <text:list-item>
          <text:p text:style-name="P22">Kullenberg, C. (2022) Guest blogging, <text:span text:style-name="T1">Curie</text:span>, <text:a xlink:type="simple" xlink:href="https://www.tidningencurie.se/kronikorer/christopher-kullenberg" office:name=""><text:span text:style-name="Definition">https://www.tidningencurie.se/kronikorer/christopher-kullenberg</text:span></text:a></text:p>
        </text:list-item>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9">
        <text:list-item>
          <text:p text:style-name="P29">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0">
        <text:list-item>
          <text:p text:style-name="P30"><text:span text:style-name="T1">New Media and Society</text:span> (2018)</text:p>
        </text:list-item>
        <text:list-item>
          <text:p text:style-name="P30"><text:span text:style-name="T1">Citizen Science: Theory and Practice</text:span> (2018)</text:p>
        </text:list-item>
        <text:list-item>
          <text:p text:style-name="P30"><text:span text:style-name="T1">Citizen Science: Theory and Practice</text:span> (2018)</text:p>
        </text:list-item>
        <text:list-item>
          <text:p text:style-name="P30"><text:span text:style-name="T1">Journal of Science Communication</text:span> (2018)</text:p>
        </text:list-item>
        <text:list-item>
          <text:p text:style-name="P30"><text:span text:style-name="T1">Journal of Resistance Studies</text:span> (2017)</text:p>
        </text:list-item>
        <text:list-item>
          <text:p text:style-name="P30"><text:span text:style-name="T1">Cities</text:span> (2017)</text:p>
        </text:list-item>
        <text:list-item>
          <text:p text:style-name="P30"><text:span text:style-name="T1">Lychnos</text:span> (2017)</text:p>
        </text:list-item>
        <text:list-item>
          <text:p text:style-name="P30"><text:span text:style-name="T1">PLOS ONE</text:span> (2016)</text:p>
        </text:list-item>
        <text:list-item>
          <text:p text:style-name="P30"><text:span text:style-name="T1">Nordic Journal of Science and Technology Studies</text:span> (2016)</text:p>
        </text:list-item>
        <text:list-item>
          <text:p text:style-name="P30"><text:span text:style-name="T1">Journal of the Royal Society of New Zealand</text:span> (2015)</text:p>
        </text:list-item>
        <text:list-item>
          <text:p text:style-name="P30"><text:span text:style-name="T1">Higher Education</text:span> (2015)</text:p>
        </text:list-item>
        <text:list-item>
          <text:p text:style-name="P30"><text:span text:style-name="T1">Organization Studies</text:span> (2015)</text:p>
        </text:list-item>
        <text:list-item>
          <text:p text:style-name="P30"><text:span text:style-name="T1">Journal of Resistance Studies</text:span> (2015)</text:p>
        </text:list-item>
        <text:list-item>
          <text:p text:style-name="P30"><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1">
        <text:list-item>
          <text:p text:style-name="P31"><text:a xlink:type="simple" xlink:href="http://files.christopherkullenberg.se/NWOreview.pdf" office:name=""><text:span text:style-name="Definition">Netherlands Organisation for Scientific Research (NWO), Veni Research Proposal</text:span></text:a>. (2017)</text:p>
        </text:list-item>
        <text:list-item>
          <text:p text:style-name="P31"><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2">
        <text:list-item>
          <text:p text:style-name="P32"><text:a xlink:type="simple" xlink:href="http://resistance-journal.org/the-old-rs-mag/" office:name=""><text:span text:style-name="Definition">2008 1. 2010. Editor and founder, Resistance Studies Magazine.</text:span></text:a></text:p>
        </text:list-item>
        <text:list-item>
          <text:p text:style-name="P32"><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3">
        <text:list-item>
          <text:p text:style-name="P33">20210124 - <text:a xlink:type="simple" xlink:href="https://sverigesradio.se/avsnitt/1630734" office:name=""><text:span text:style-name="Definition">P3 Dokumentär “Arabiska våren”</text:span></text:a>.</text:p>
        </text:list-item>
        <text:list-item>
          <text:p text:style-name="P33">20200307 - “Forskare varnar: kan kapa din dator”, <text:a xlink:type="simple" xlink:href="https://www.svt.se/nyheter/forskaren-varnar-kan-kapa-din-dator" office:name=""><text:span text:style-name="Definition">SVT nyheter</text:span></text:a>.</text:p>
        </text:list-item>
        <text:list-item>
          <text:p text:style-name="P33">20180904 - Göteborgsforskning: Klassisk annonsering fortfarande poppis, GöteborgDirekt.</text:p>
        </text:list-item>
        <text:list-item>
          <text:p text:style-name="P33">20180903 - Metoden medborgarforskning innebär att forskare tar hjälp av allmänheten, Sveriges Radio P4.</text:p>
        </text:list-item>
        <text:list-item>
          <text:p text:style-name="P33">20180831 - Anslagstavlan används fortfarande och är populär, Sveriges Radio P4.</text:p>
        </text:list-item>
        <text:list-item>
          <text:p text:style-name="P33">20180828 - “Analoga anslagstavlor behövs visst..”, Forskning.se.</text:p>
        </text:list-item>
        <text:list-item>
          <text:p text:style-name="P33">20180828 - “Anslagstavlor fortfarande poppis”, SVT Nyheter Väst.</text:p>
        </text:list-item>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5">
        <text:list-item>
          <text:p text:style-name="P35">20191205 - “Who owns your data? A Conference about Big Data, privacy online and the future of internet”, Science Park Utrecht, Utrecht, The Netherlands, Organised by the Embassy of Sweden, The Hague.</text:p>
        </text:list-item>
        <text:list-item>
          <text:p text:style-name="P35">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5">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6"><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7">
        <text:list-item>
          <text:p text:style-name="P37">2019 VT1500 “Medborgarforskning: teori och praktik”, University of Gothenburg.</text:p>
        </text:list-item>
        <text:list-item>
          <text:p text:style-name="P37">2017 (Course administrator together with Mats Dahlström) Digital Research Methods, distance course 15 credits BMBD116h, University of Borås.</text:p>
        </text:list-item>
        <text:list-item>
          <text:p text:style-name="P37">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7">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7">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7">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8">
        <text:list-item>
          <text:p text:style-name="P38">2019 (Course administrator) “KT2109 - Strategisk kommunikation”, 7,5 credits, Second cycle, University of Gothenburg.</text:p>
        </text:list-item>
        <text:list-item>
          <text:p text:style-name="P38">2019 (Course administrator) “KT1102 - Kommunikation i nya och sociala medier - Introduktion”, 7,5 credits, First cycle, University of Gothenburg.</text:p>
        </text:list-item>
        <text:list-item>
          <text:p text:style-name="P38">2018 (Course administrator) “KT2104 H18 Organisationskommunikation 1 / Organizational Communication”, 7,5 credits, Second cycle, University of Gothenburg.</text:p>
        </text:list-item>
        <text:list-item>
          <text:p text:style-name="P38">2018, 2019 (Course administrator) “KT2501 V18 Magisteruppsats”, 15 credits, Second cycle, University of Gothenburg.</text:p>
        </text:list-item>
        <text:list-item>
          <text:p text:style-name="P38">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8">2005 (Course administrator) “Media, Individual and Every-day Life”, 7.5 credits, Basic level, University West.</text:p>
        </text:list-item>
        <text:list-item>
          <text:p text:style-name="P38">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9">
        <text:list-item>
          <text:p text:style-name="P39">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9">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9">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9">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9">Louise Sjöström (2017), “Från kulturpolitik till kommunikation - En analys av hur fem verksamheters statliga och kommunala uppdrag omsätts i kommunikationen”, University of Gothenburg.</text:p>
        </text:list-item>
        <text:list-item>
          <text:p text:style-name="P39">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9">Sofie Andersson (2013) “Det kommunikativa målarbetet – en kommunal budgetresa från politiker till medarbetare”, University of Gothenburg.</text:p>
        </text:list-item>
        <text:list-item>
          <text:p text:style-name="P39">Malin Arosilta (2013) “Demokratiska värden som varumärke - En studie om”Göteborg 2021“.”, University of Gothenburg.</text:p>
        </text:list-item>
        <text:list-item>
          <text:p text:style-name="P39">Anna Cöster (2013) “Att vara kyrka på internet. Svenska kyrkan i sociala medier.”, University of Gothenburg.</text:p>
        </text:list-item>
        <text:list-item>
          <text:p text:style-name="P39">Charlotta Dahlberg (2013) “Utbildning till salu - gymnasieskolors kommunikativa strategier.”, University of Gothenburg.</text:p>
        </text:list-item>
        <text:list-item>
          <text:p text:style-name="P39">Jenny Fogelberg (2013) “Kommunen i sociala medier - transparens och medborgardialog i Varbergs kommun.”, University of Gothenburg.</text:p>
        </text:list-item>
        <text:list-item>
          <text:p text:style-name="P39">Daniel Alexander Jansson (2013) “Felaktiga Förväntningar - en studie av Arbetsförmedlingens kommunikation mot ungdomar”, University of Gothenburg.</text:p>
        </text:list-item>
        <text:list-item>
          <text:p text:style-name="P39">Sven Lindström (2013) “Vad håller vi på med? - En kartläggning av kommunikationsprocessen kring kampanjen”Vad håller du på med?”", University of Gothenburg.</text:p>
        </text:list-item>
        <text:list-item>
          <text:p text:style-name="P39">Sunanda Malm (2013) " Målförståelse, kommunikation och varumärkesarbete på en svensk myndighet, sett ur ett medarbetarperspektiv"", University of Gothenburg.</text:p>
        </text:list-item>
        <text:list-item>
          <text:p text:style-name="P39">Maria Pettersson (2013) "“Vissa saker är bara jävligt svårt att prata om” - Om ungas användning av internet för terapeutiska samtal.", University of Gothenburg.</text:p>
        </text:list-item>
        <text:list-item>
          <text:p text:style-name="P39">Annie Sjölund (2013) “Skall man skjuta får man ju vårda också” - En studie om sjuksköterskors uppfattningar om Försvarsmakten", University of Gothenburg.</text:p>
        </text:list-item>
        <text:list-item>
          <text:p text:style-name="P39">Agneta Slonawski (2013) "”Jag tror man mest söker information hos kompisar eller på nätet.” - Förutsättningar för att nå unga med information om alkohol och droger för Mini-Maria Göteborg.", University of Gothenburg.</text:p>
        </text:list-item>
        <text:list-item>
          <text:p text:style-name="P39">Karin Svenner (2013) “Synen på kommunikation - en kvalitativ innehållsanalys av femton kommunikationspolicyer i offentlig förvaltning”, University of Gothenburg.</text:p>
        </text:list-item>
        <text:list-item>
          <text:p text:style-name="P39">Lovisa Vasiliou (2013) “1.000 bilder av Värmland - En studie av Region Värmlands kommunikationsprocess inför skrivandet av Värmlandsstrategin”, University of Gothenburg.</text:p>
        </text:list-item>
        <text:list-item>
          <text:p text:style-name="P39">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0">
        <text:list-item>
          <text:p text:style-name="P40">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0">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0">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0">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0">Jelena Siric, Lorans Zaya (2005) “Släpp in mig, yao! En studie om den kontroversiella tidningen Gringo”, University West, Media &amp; Communication studies.</text:p>
        </text:list-item>
        <text:list-item>
          <text:p text:style-name="P40">Jeanette Borg, Karolina Colliander (2005) “Kolla - Kollektivtrafik åt alla”, University West, Media &amp; Communication studies.</text:p>
        </text:list-item>
        <text:list-item>
          <text:p text:style-name="P40">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0">Daniel Sjöberg (2004) “Ideologi i amerikanska programprodukter - En receptionsanalys av programmet L-word baserad på kvalitativa intervjuer med elva respondenter”. University West, Media and Communication studies.</text:p>
        </text:list-item>
        <text:list-item>
          <text:p text:style-name="P40">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1">
        <text:list-item>
          <text:p text:style-name="P41">Emilia Vermelin (2019) “Dömd på förhand: (o)dialogisk kommunikation och epistemisk orättvisa.”, University of Gothenburg.</text:p>
        </text:list-item>
        <text:list-item>
          <text:p text:style-name="P41">Malin Fallgren (2019) “Kan kultur kommunicera mellan myndighet och medborgare? - En kommunikationsstrategisk fallstudie av Lights in Biskopsgården”, University of Gothenburg.</text:p>
        </text:list-item>
        <text:list-item>
          <text:p text:style-name="P41">Lina Ahlstedt (2019) “Lyssnar dom??”, University of Gothenburg.</text:p>
        </text:list-item>
        <text:list-item>
          <text:p text:style-name="P41">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1">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2">
        <text:list-item>
          <text:p text:style-name="P42">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2">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3">
        <text:list-item>
          <text:p text:style-name="P43">Emma Håkansson (2018) “Att kommunicera strategiskt - En kvalitativ studie av strategisk kommunikation i tolv svenska kommuner”, University of Borås.</text:p>
        </text:list-item>
        <text:list-item>
          <text:p text:style-name="P43">Emma Lidell (2018) “The United Nations and the Sustainable Development Goals - The importance of communicating sustainability”, University of Borås.</text:p>
        </text:list-item>
        <text:list-item>
          <text:p text:style-name="P43">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4">
        <text:list-item>
          <text:p text:style-name="P44">Viktoria Lagerkvist (2018) “Samspel eller kamp? En kritisk analys av bibliotekschefers strategiska kommunikation i den kommunala politiska verkligheten”, Magisteruppsats, University of Borås.</text:p>
        </text:list-item>
        <text:list-item>
          <text:p text:style-name="P44">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5">
        <text:list-item>
          <text:p text:style-name="P45">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6">
        <text:list-item>
          <text:p text:style-name="P46">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7">
        <text:list-item>
          <text:p text:style-name="P47">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7">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8">
        <text:list-item>
          <text:p text:style-name="P48">(2018-03-14), Guest lecture, “Digital methods”, <text:span text:style-name="T1">Digital and Visual Methods</text:span>, Chalmers University of Technology, Dept. for Science, Technology and Society.</text:p>
        </text:list-item>
        <text:list-item>
          <text:p text:style-name="P48">(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8">(2016), Guest lecture “Citizen Science and Biodiversity Research”, BioEnv higher education, Department of Biological and Environmental Sciences, University of Gothenburg.</text:p>
        </text:list-item>
        <text:list-item>
          <text:p text:style-name="P48">(2012), Guest lecture, “Net politics, process philosophy and Deleuze”, Theories of Practical Knowing, HDK/Högskolan för Design och Konsthantverk, Göteborg.</text:p>
        </text:list-item>
        <text:list-item>
          <text:p text:style-name="P48">(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9">
        <text:list-item>
          <text:p text:style-name="P49"><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0">
        <text:list-item>
          <text:p text:style-name="P50">2018 PI for <text:a xlink:type="simple" xlink:href="https://gup.ub.gu.se/publication/273029" office:name=""><text:span text:style-name="Definition">“Alumnundersökning Kommunikatörsprogrammet”, Alumni Study Report</text:span></text:a>.</text:p>
        </text:list-item>
        <text:list-item>
          <text:p text:style-name="P50">2018 - ongoing. Programme Co-ordinator for the Master’s Programme for communication officers in the public sector, 60 - 120 credits, University of Gothenburg.</text:p>
        </text:list-item>
        <text:list-item>
          <text:p text:style-name="P50"><text:a xlink:type="simple" xlink:href="http://files.christopherkullenberg.se/studierektoronline.pdf" office:name=""><text:span text:style-name="Definition">Study Administrator (Studierektor), Spring semester 2014</text:span></text:a>.</text:p>
        </text:list-item>
        <text:list-item>
          <text:p text:style-name="P50"><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V</dc:title>
    <dc:description/>
    <dc:subject/>
    <meta:keyword/>
    <meta:initial-creator>Christopher Kullenberg</meta:initial-creator>
    <dc:creator>Christopher Kullenberg</dc:creator>
    <meta:creation-date>2023-01-04T09:10:51Z</meta:creation-date>
    <dc:date>2023-01-04T09:10:51Z</dc:date>
    <meta:user-defined meta:name="date" meta:value-type="string"/>
  </office:meta>
</office:document-meta>
</file>